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0.088cm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0.035cm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02cm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02cm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02cm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1" style:family="table-row">
      <style:table-row-properties style:min-row-height="2.669cm"/>
    </style:style>
    <style:style style:name="Table9.A1" style:family="table-cell">
      <style:table-cell-properties fo:padding="0.097cm" fo:border="0.002cm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1" style:family="table-row">
      <style:table-row-properties style:min-row-height="3.11cm"/>
    </style:style>
    <style:style style:name="Table10.A1" style:family="table-cell">
      <style:table-cell-properties fo:padding="0.097cm" fo:border="0.002cm solid #000000"/>
    </style:style>
    <style:style style:name="Tabla2" style:family="table">
      <style:table-properties style:width="17.903cm" table:align="margins" style:writing-mode="lr-tb"/>
    </style:style>
    <style:style style:name="Tabla2.A" style:family="table-column">
      <style:table-column-properties style:column-width="17.903cm" style:rel-column-width="65535*"/>
    </style:style>
    <style:style style:name="Tabla2.1" style:family="table-row">
      <style:table-row-properties style:min-row-height="3.11cm"/>
    </style:style>
    <style:style style:name="Tabla2.A1" style:family="table-cell">
      <style:table-cell-properties fo:padding="0.097cm" fo:border="0.002cm solid #000000"/>
    </style:style>
    <style:style style:name="P1" style:family="paragraph" style:parent-style-name="Encabezado1">
      <style:paragraph-properties fo:margin-top="0cm" fo:margin-bottom="0cm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3cm" fo:margin-bottom="0.15cm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dulo 2. Sesión 6. <text:s/><text:span text:style-name="T3">Control de archivos y archivos proyectados en memoria</text:span>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Jesús Manuel García Palma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<text:s/>2 <text:s/>h minutos.</text:p>
      <text:p text:style-name="Standard">1. He resuelto todas las dudas que tenía antes de iniciar la sesión de prácticas: si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 la <text:span text:style-name="T2">ejercicio 1</text:span> ha sido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Table_20_Contents">#include &lt;stdio.h&gt;</text:p>
            <text:p text:style-name="Table_20_Contents">#include &lt;signal.h&gt;</text:p>
            <text:p text:style-name="Table_20_Contents">#include &lt;unistd.h&gt;</text:p>
            <text:p text:style-name="Table_20_Contents">#include &lt;stdlib.h&gt;</text:p>
            <text:p text:style-name="Table_20_Contents">#include &lt;string.h&gt;</text:p>
            <text:p text:style-name="Table_20_Contents">#include &lt;fcntl.h&gt;</text:p>
            <text:p text:style-name="Table_20_Contents"></text:p>
            <text:p text:style-name="Table_20_Contents">int main(int argc, char *argv[]) {</text:p>
            <text:p text:style-name="Table_20_Contents"></text:p>
            <text:p text:style-name="Table_20_Contents"><text:s text:c="8"/>//Comprobamos si se le ha pasado un pathname y unos permisos como parámetros</text:p>
            <text:p text:style-name="Table_20_Contents"><text:s text:c="8"/>if(argc&lt;3) {</text:p>
            <text:p text:style-name="Table_20_Contents"><text:s text:c="16"/>//Si no se le han pasado los parámetros correctos muestra un mensaje de ayuda</text:p>
            <text:p text:style-name="Table_20_Contents"><text:s text:c="16"/>printf("Modo de uso: %s &lt;programa&gt; &lt;simbolo&gt; &lt;archivo&gt;\n\n", argv[0]);</text:p>
            <text:p text:style-name="Table_20_Contents"><text:s text:c="16"/>exit(1);</text:p>
            <text:p text:style-name="Table_20_Contents"><text:s text:c="8"/>} else {</text:p>
            <text:p text:style-name="Table_20_Contents"></text:p>
            <text:p text:style-name="Table_20_Contents"><text:s text:c="16"/>//Declaracion de variables</text:p>
            <text:p text:style-name="Table_20_Contents"><text:s text:c="16"/>char *str_command;</text:p>
            <text:p text:style-name="Table_20_Contents"><text:s text:c="16"/>char *str_file;</text:p>
            <text:p text:style-name="Table_20_Contents"><text:s text:c="16"/>int fd;</text:p>
            <text:p text:style-name="Table_20_Contents"></text:p>
            <text:p text:style-name="Table_20_Contents"><text:s text:c="16"/>//Extraemos el comando</text:p>
            <text:p text:style-name="Table_20_Contents"><text:s text:c="16"/>str_command = argv[1];</text:p>
            <text:p text:style-name="Table_20_Contents"><text:s text:c="16"/>str_file = argv[3];</text:p>
            <text:p text:style-name="Table_20_Contents"></text:p>
            <text:p text:style-name="Table_20_Contents"><text:s text:c="16"/>//Comprobamos el segundo parametro, tiene que ser &lt; o &gt;</text:p>
            <text:p text:style-name="Table_20_Contents"><text:s text:c="16"/>if (strcmp(argv[2], "&lt;") == 0) {</text:p>
            <text:p text:style-name="Table_20_Contents"></text:p>
            <text:p text:style-name="Table_20_Contents"><text:s text:c="24"/>//Redireccion de entrada</text:p>
            <text:p text:style-name="Table_20_Contents"><text:soft-page-break/><text:s text:c="24"/>fd = open (str_file, O_RDONLY);</text:p>
            <text:p text:style-name="Table_20_Contents"><text:s text:c="24"/>close(STDIN_FILENO);</text:p>
            <text:p text:style-name="Table_20_Contents"><text:s text:c="24"/>if (fcntl(fd, F_DUPFD, STDIN_FILENO) == -1 ) perror ("fcntl falló");</text:p>
            <text:p text:style-name="Table_20_Contents"></text:p>
            <text:p text:style-name="Table_20_Contents"><text:s text:c="16"/>} else if (strcmp(argv[2], "&gt;") == 0) {</text:p>
            <text:p text:style-name="Table_20_Contents"></text:p>
            <text:p text:style-name="Table_20_Contents"><text:s text:c="24"/>//Redireccion de salida</text:p>
            <text:p text:style-name="Table_20_Contents"><text:s text:c="24"/>fd = open (str_file, O_CREAT|O_WRONLY);</text:p>
            <text:p text:style-name="Table_20_Contents"><text:s text:c="24"/>close (STDOUT_FILENO);</text:p>
            <text:p text:style-name="Table_20_Contents"><text:s text:c="24"/>if (fcntl(fd, F_DUPFD, STDOUT_FILENO) == -1 ) perror ("fcntl falló");</text:p>
            <text:p text:style-name="Table_20_Contents"></text:p>
            <text:p text:style-name="Table_20_Contents"></text:p>
            <text:p text:style-name="Table_20_Contents"><text:s text:c="16"/>} else {</text:p>
            <text:p text:style-name="Table_20_Contents"></text:p>
            <text:p text:style-name="Table_20_Contents"><text:s text:c="24"/>printf("Debe pasarse \"&lt;\" o \"&gt;\" con las comillas %s\n\n", argv[2]);</text:p>
            <text:p text:style-name="Table_20_Contents"></text:p>
            <text:p text:style-name="Table_20_Contents"><text:s text:c="24"/>//Si no se le han pasado los parámetros correctos muestra un mensaje de ayuda</text:p>
            <text:p text:style-name="Table_20_Contents"><text:s text:c="24"/>printf("Modo de uso: %s &lt;programa&gt; [opciones] [bg]\n\n", argv[0]);</text:p>
            <text:p text:style-name="Table_20_Contents"><text:s text:c="24"/>exit(1);</text:p>
            <text:p text:style-name="Table_20_Contents"></text:p>
            <text:p text:style-name="Table_20_Contents"><text:s text:c="16"/>}</text:p>
            <text:p text:style-name="Table_20_Contents"></text:p>
            <text:p text:style-name="Table_20_Contents"><text:s text:c="16"/>//Ejecutamos el comando</text:p>
            <text:p text:style-name="Table_20_Contents"><text:s text:c="12"/>if( (execlp(str_command, "", NULL) &lt; 0)) {</text:p>
            <text:p text:style-name="Table_20_Contents"></text:p>
            <text:p text:style-name="Table_20_Contents"><text:s text:c="24"/>perror("Error en el execlp\n");</text:p>
            <text:p text:style-name="Table_20_Contents"><text:s text:c="24"/>exit(-1);</text:p>
            <text:p text:style-name="Table_20_Contents"><text:s text:c="16"/>}</text:p>
            <text:p text:style-name="Table_20_Contents"></text:p>
            <text:p text:style-name="Table_20_Contents"><text:s text:c="16"/>//Cerramos el fichero</text:p>
            <text:p text:style-name="Table_20_Contents"><text:s text:c="16"/>close(fd);</text:p>
            <text:p text:style-name="Table_20_Contents"><text:soft-page-break/></text:p>
            <text:p text:style-name="Table_20_Contents"><text:s text:c="8"/>}</text:p>
            <text:p text:style-name="Table_20_Contents"></text:p>
            <text:p text:style-name="Table_20_Contents">}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ejercicio 3</text:span> ha sido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Table_20_Contents">#include &lt;stdio.h&gt;</text:p>
            <text:p text:style-name="Table_20_Contents">#include &lt;signal.h&gt;</text:p>
            <text:p text:style-name="Table_20_Contents">#include &lt;unistd.h&gt;</text:p>
            <text:p text:style-name="Table_20_Contents">#include &lt;stdlib.h&gt;</text:p>
            <text:p text:style-name="Table_20_Contents">#include &lt;string.h&gt;</text:p>
            <text:p text:style-name="Table_20_Contents">#include &lt;fcntl.h&gt;</text:p>
            <text:p text:style-name="Table_20_Contents">#include &lt;errno.h&gt;</text:p>
            <text:p text:style-name="Table_20_Contents"></text:p>
            <text:p text:style-name="Table_20_Contents">int main(int argc, char *argv[]) {</text:p>
            <text:p text:style-name="Table_20_Contents"></text:p>
            <text:p text:style-name="Table_20_Contents"><text:s text:c="8"/>//Declaracion de variables</text:p>
            <text:p text:style-name="Table_20_Contents"><text:s text:c="8"/>struct flock cerrojo;</text:p>
            <text:p text:style-name="Table_20_Contents"><text:s text:c="8"/>int fd, i;</text:p>
            <text:p text:style-name="Table_20_Contents"></text:p>
            <text:p text:style-name="Table_20_Contents"><text:s text:c="8"/>if(argc != 2) {</text:p>
            <text:p text:style-name="Table_20_Contents"></text:p>
            <text:p text:style-name="Table_20_Contents"><text:s text:c="16"/>//Si no se le han pasado los parámetros correctos muestra un mensaje de ayuda</text:p>
            <text:p text:style-name="Table_20_Contents"><text:s text:c="16"/>printf("Modo de uso: %s &lt;programa&gt; &lt;archivo&gt;\n\n", argv[0]);</text:p>
            <text:p text:style-name="Table_20_Contents"><text:s text:c="16"/>exit(1);</text:p>
            <text:p text:style-name="Table_20_Contents"></text:p>
            <text:p text:style-name="Table_20_Contents"><text:soft-page-break/><text:s text:c="8"/>} else {</text:p>
            <text:p text:style-name="Table_20_Contents"></text:p>
            <text:p text:style-name="Table_20_Contents"><text:s text:c="16"/>//Extraemos el nombre del archivo a usar (por comodidad)</text:p>
            <text:p text:style-name="Table_20_Contents"><text:s text:c="16"/>char *str_file = argv[1];</text:p>
            <text:p text:style-name="Table_20_Contents"></text:p>
            <text:p text:style-name="Table_20_Contents"><text:s text:c="16"/>//Abrimos el archivo</text:p>
            <text:p text:style-name="Table_20_Contents"><text:s text:c="16"/>if ((fd=open(str_file, O_RDWR)) == -1 ){</text:p>
            <text:p text:style-name="Table_20_Contents"><text:s text:c="24"/>perror("Fallo al abrir el archivo");</text:p>
            <text:p text:style-name="Table_20_Contents"><text:s text:c="24"/>return 0;</text:p>
            <text:p text:style-name="Table_20_Contents"><text:s text:c="16"/>}</text:p>
            <text:p text:style-name="Table_20_Contents"></text:p>
            <text:p text:style-name="Table_20_Contents"><text:s text:c="16"/>cerrojo.l_type=F_WRLCK;</text:p>
            <text:p text:style-name="Table_20_Contents"><text:s text:c="16"/>cerrojo.l_whence=SEEK_SET;</text:p>
            <text:p text:style-name="Table_20_Contents"><text:s text:c="16"/>cerrojo.l_start=0;</text:p>
            <text:p text:style-name="Table_20_Contents"><text:s text:c="16"/>cerrojo.l_len=0; //Bloquearemos el archivo entero</text:p>
            <text:p text:style-name="Table_20_Contents"><text:s text:c="16"/></text:p>
            <text:p text:style-name="Table_20_Contents"><text:s text:c="16"/>//Intentamos un bloqueo de escritura del archivo</text:p>
            <text:p text:style-name="Table_20_Contents"><text:s text:c="16"/>printf ("Intentando bloquear %s\n", str_file);</text:p>
            <text:p text:style-name="Table_20_Contents"><text:s text:c="16"/>if (fcntl (fd, F_SETLKW, &amp;cerrojo) == EDEADLK) {</text:p>
            <text:p text:style-name="Table_20_Contents"><text:s text:c="24"/></text:p>
            <text:p text:style-name="Table_20_Contents"><text:s text:c="24"/>//Si el cerrojo falla, pintamos un mensaje</text:p>
            <text:p text:style-name="Table_20_Contents"><text:s text:c="24"/>printf ("%s ha dado un EDEADLK\n", str_file);</text:p>
            <text:p text:style-name="Table_20_Contents"></text:p>
            <text:p text:style-name="Table_20_Contents"><text:s text:c="16"/>} //Mientras el bloqueo no tenga exito </text:p>
            <text:p text:style-name="Table_20_Contents"></text:p>
            <text:p text:style-name="Table_20_Contents"><text:s text:c="16"/>//Ahora el bloqueo tiene exito y podemos procesar el archivo</text:p>
            <text:p text:style-name="Table_20_Contents"><text:s text:c="16"/>printf ("Procesando el archivo %s\n", str_file);</text:p>
            <text:p text:style-name="Table_20_Contents"></text:p>
            <text:p text:style-name="Table_20_Contents"><text:s text:c="16"/>//Hacemos un bucle con sleep para que de tiempo a lanzar otra vez el programa</text:p>
            <text:p text:style-name="Table_20_Contents"><text:s text:c="16"/>for (i = 0; i &lt; 10; i++) {</text:p>
            <text:p text:style-name="Table_20_Contents"><text:s text:c="24"/>sleep(1);</text:p>
            <text:p text:style-name="Table_20_Contents"><text:soft-page-break/><text:s text:c="16"/>}</text:p>
            <text:p text:style-name="Table_20_Contents"><text:s text:c="16"/>//Una vez finalizado el trabajo, desbloqueamos el archivo</text:p>
            <text:p text:style-name="Table_20_Contents"><text:s text:c="16"/>cerrojo.l_type=F_UNLCK;</text:p>
            <text:p text:style-name="Table_20_Contents"><text:s text:c="16"/>cerrojo.l_whence=SEEK_SET;</text:p>
            <text:p text:style-name="Table_20_Contents"><text:s text:c="16"/>cerrojo.l_start=0;</text:p>
            <text:p text:style-name="Table_20_Contents"><text:s text:c="16"/>cerrojo.l_len=0;</text:p>
            <text:p text:style-name="Table_20_Contents"><text:s text:c="16"/>if (fcntl (fd, F_SETLKW, &amp;cerrojo) == -1) {</text:p>
            <text:p text:style-name="Table_20_Contents"><text:s text:c="24"/>perror ("Error al desbloquear el archivo");</text:p>
            <text:p text:style-name="Table_20_Contents"><text:s text:c="16"/>}</text:p>
            <text:p text:style-name="Table_20_Contents"><text:s text:c="16"/></text:p>
            <text:p text:style-name="Table_20_Contents"><text:s text:c="16"/>return 0;</text:p>
            <text:p text:style-name="Table_20_Contents"><text:s text:c="8"/>}</text:p>
            <text:p text:style-name="Table_20_Contents">}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  <text:p text:style-name="P5">Mi solución a la <text:span text:style-name="T2">ejercicio 5</text:span> ha sido:</text:p>
      <text:p text:style-name="Standard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Table_20_Contents"/>
            <text:p text:style-name="Table_20_Contents"/>
            <text:p text:style-name="Table_20_Contents">#include &lt;stdio.h&gt;</text:p>
            <text:p text:style-name="Table_20_Contents">#include &lt;signal.h&gt;</text:p>
            <text:p text:style-name="Table_20_Contents">#include &lt;unistd.h&gt;</text:p>
            <text:p text:style-name="Table_20_Contents">#include &lt;stdlib.h&gt;</text:p>
            <text:p text:style-name="Table_20_Contents">#include &lt;string.h&gt;</text:p>
            <text:p text:style-name="Table_20_Contents">#include &lt;fcntl.h&gt;</text:p>
            <text:p text:style-name="Table_20_Contents">#include &lt;sys/types.h&gt;</text:p>
            <text:p text:style-name="Table_20_Contents">#include &lt;sys/stat.h&gt;</text:p>
            <text:p text:style-name="Table_20_Contents"><text:soft-page-break/>#include &lt;fcntl.h&gt;</text:p>
            <text:p text:style-name="Table_20_Contents"/>
            <text:p text:style-name="Table_20_Contents">int main(int argc, char *argv[]) {</text:p>
            <text:p text:style-name="Table_20_Contents"/>
            <text:p text:style-name="Table_20_Contents"><text:s text:c="8"/>//Comprobamos si se le ha pasado un pathname y unos permisos como parámetros</text:p>
            <text:p text:style-name="Table_20_Contents"><text:s text:c="8"/>if(argc != 3) {</text:p>
            <text:p text:style-name="Table_20_Contents"><text:s text:c="16"/>//Si no se le han pasado los parámetros correctos muestra un mensaje de ayuda</text:p>
            <text:p text:style-name="Table_20_Contents"><text:s text:c="16"/>printf("Modo de uso: %s &lt;programa&gt; &lt;origen&gt; &lt;destino&gt;\n\n", argv[0]);</text:p>
            <text:p text:style-name="Table_20_Contents"><text:s text:c="16"/>exit(1);</text:p>
            <text:p text:style-name="Table_20_Contents"/>
            <text:p text:style-name="Table_20_Contents"><text:s text:c="8"/>} else {</text:p>
            <text:p text:style-name="Table_20_Contents"/>
            <text:p text:style-name="Table_20_Contents"><text:s text:c="16"/>//Declaracion de variables</text:p>
            <text:p text:style-name="Table_20_Contents"><text:s text:c="8"/>struct stat sb;</text:p>
            <text:p text:style-name="Table_20_Contents"><text:s text:c="16"/>char *str_orig = argv[1];</text:p>
            <text:p text:style-name="Table_20_Contents"><text:s text:c="16"/>char *str_dest = argv[2];</text:p>
            <text:p text:style-name="Table_20_Contents"/>
            <text:p text:style-name="Table_20_Contents"><text:s text:c="16"/></text:p>
            <text:p text:style-name="Table_20_Contents"><text:s text:c="16"/>int fd_orig, fd_dest;</text:p>
            <text:p text:style-name="Table_20_Contents"><text:s text:c="16"/>char *mem_orig, *mem_dest;</text:p>
            <text:p text:style-name="Table_20_Contents"><text:s text:c="16"/>int filesize;</text:p>
            <text:p text:style-name="Table_20_Contents"/>
            <text:p text:style-name="Table_20_Contents"/>
            <text:p text:style-name="Table_20_Contents"><text:s text:c="16"/>//Abrimos el fichero de origen</text:p>
            <text:p text:style-name="Table_20_Contents"><text:s text:c="16"/>fd_orig = open(str_orig, O_RDONLY);</text:p>
            <text:p text:style-name="Table_20_Contents"><text:s text:c="16"/>if (fd_orig == -1) {</text:p>
            <text:p text:style-name="Table_20_Contents"><text:s text:c="24"/>perror("Fallo al abrir el archivo de origen\n");</text:p>
            <text:p text:style-name="Table_20_Contents"><text:s text:c="24"/>exit(2);</text:p>
            <text:p text:style-name="Table_20_Contents"><text:s text:c="16"/>}</text:p>
            <text:p text:style-name="Table_20_Contents"/>
            <text:p text:style-name="Table_20_Contents"><text:s text:c="16"/>//Obtenemos su stat, para comprobar si es regular y obtener su tamaño</text:p>
            <text:p text:style-name="Table_20_Contents"><text:soft-page-break/><text:s text:c="8"/>if (fstat (fd_orig, &amp;sb) == -1) {</text:p>
            <text:p text:style-name="Table_20_Contents"><text:s text:c="16"/>printf("Error al hacer stat en el fichero de origen\n");</text:p>
            <text:p text:style-name="Table_20_Contents"><text:s text:c="16"/>return 1;</text:p>
            <text:p text:style-name="Table_20_Contents"><text:s text:c="8"/>}</text:p>
            <text:p text:style-name="Table_20_Contents"/>
            <text:p text:style-name="Table_20_Contents"><text:s text:c="8"/>if (!S_ISREG (sb.st_mode)) {</text:p>
            <text:p text:style-name="Table_20_Contents"><text:s text:c="16"/>printf ("El fichero de origen no es un archivo regular\n");</text:p>
            <text:p text:style-name="Table_20_Contents"><text:s text:c="16"/>return 1;</text:p>
            <text:p text:style-name="Table_20_Contents"><text:s text:c="8"/>}</text:p>
            <text:p text:style-name="Table_20_Contents"/>
            <text:p text:style-name="Table_20_Contents"><text:s text:c="8"/>//Guardamos el tamaño en una variable (por comodidad)</text:p>
            <text:p text:style-name="Table_20_Contents"><text:s text:c="8"/>filesize = sb.st_size;</text:p>
            <text:p text:style-name="Table_20_Contents"/>
            <text:p text:style-name="Table_20_Contents"><text:s text:c="8"/>//Creamos el archivo de destino</text:p>
            <text:p text:style-name="Table_20_Contents"><text:s text:c="8"/>umask(0);</text:p>
            <text:p text:style-name="Table_20_Contents"><text:s text:c="16"/>fd_dest = open(str_dest, O_RDWR|O_CREAT|O_EXCL, S_IRWXU);</text:p>
            <text:p text:style-name="Table_20_Contents"><text:s text:c="16"/>if (fd_dest == -1) {</text:p>
            <text:p text:style-name="Table_20_Contents"><text:s text:c="24"/>perror("Fallo al crear el archivo de salida");</text:p>
            <text:p text:style-name="Table_20_Contents"><text:s text:c="24"/>exit(2);</text:p>
            <text:p text:style-name="Table_20_Contents"><text:s text:c="16"/>} <text:s/></text:p>
            <text:p text:style-name="Table_20_Contents"/>
            <text:p text:style-name="Table_20_Contents"><text:s text:c="16"/>//Asignamos el espacion en el fichero de destino</text:p>
            <text:p text:style-name="Table_20_Contents"><text:s text:c="16"/>ftruncate(fd_dest, filesize);</text:p>
            <text:p text:style-name="Table_20_Contents"/>
            <text:p text:style-name="Table_20_Contents"><text:s text:c="16"/>//Creamos el mapa de memoria del fichero de origen</text:p>
            <text:p text:style-name="Table_20_Contents"><text:s text:c="16"/>mem_orig = (char *) mmap(0, filesize, PROT_READ, MAP_SHARED, fd_orig, 0);</text:p>
            <text:p text:style-name="Table_20_Contents"><text:s text:c="16"/>if(mem_orig == MAP_FAILED) {</text:p>
            <text:p text:style-name="Table_20_Contents"/>
            <text:p text:style-name="Table_20_Contents"><text:s text:c="24"/>perror("Fallo mapeando el archivo de entrada");</text:p>
            <text:p text:style-name="Table_20_Contents"><text:s text:c="24"/>exit(2);</text:p>
            <text:p text:style-name="Table_20_Contents"><text:soft-page-break/></text:p>
            <text:p text:style-name="Table_20_Contents"><text:s text:c="16"/>}</text:p>
            <text:p text:style-name="Table_20_Contents"/>
            <text:p text:style-name="Table_20_Contents"><text:s text:c="16"/>//Creamos el mapa de memoria del fichero de destino</text:p>
            <text:p text:style-name="Table_20_Contents"><text:s text:c="16"/>mem_dest = (char *) mmap(0, filesize, PROT_WRITE, MAP_SHARED, fd_dest, 0);</text:p>
            <text:p text:style-name="Table_20_Contents"><text:s text:c="16"/>if(mem_dest == MAP_FAILED) {</text:p>
            <text:p text:style-name="Table_20_Contents"><text:s text:c="24"/></text:p>
            <text:p text:style-name="Table_20_Contents"><text:s text:c="24"/>perror("Fallo mapeando el archivo de salida");</text:p>
            <text:p text:style-name="Table_20_Contents"><text:s text:c="24"/>exit(2);</text:p>
            <text:p text:style-name="Table_20_Contents"/>
            <text:p text:style-name="Table_20_Contents"><text:s text:c="16"/>}</text:p>
            <text:p text:style-name="Table_20_Contents"><text:s text:c="16"/></text:p>
            <text:p text:style-name="Table_20_Contents"><text:s text:c="16"/>//Copiamos un mapa de memoria en otro</text:p>
            <text:p text:style-name="Table_20_Contents"><text:s text:c="16"/>memcpy(mem_dest, mem_orig, filesize);</text:p>
            <text:p text:style-name="Table_20_Contents"/>
            <text:p text:style-name="Table_20_Contents"><text:s text:c="16"/>//Liberamos los mapas de memoria</text:p>
            <text:p text:style-name="Table_20_Contents"><text:s text:c="16"/>munmap(mem_orig, filesize);</text:p>
            <text:p text:style-name="Table_20_Contents"><text:s text:c="16"/>munmap(mem_dest, filesize);</text:p>
            <text:p text:style-name="Table_20_Contents"/>
            <text:p text:style-name="Table_20_Contents"><text:s text:c="16"/>//Cerramos los descriptores de fichero</text:p>
            <text:p text:style-name="Table_20_Contents"><text:s text:c="16"/>close(fd_orig);</text:p>
            <text:p text:style-name="Table_20_Contents"><text:s text:c="16"/>close(fd_dest);</text:p>
            <text:p text:style-name="Table_20_Contents"/>
            <text:p text:style-name="Table_20_Contents"><text:s text:c="16"/>//Terminamos la ejecución del programa</text:p>
            <text:p text:style-name="Table_20_Contents"><text:s text:c="16"/>return 0;</text:p>
            <text:p text:style-name="Table_20_Contents"><text:s text:c="8"/>}</text:p>
            <text:p text:style-name="Table_20_Contents">}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text-align="justify" style:justify-single-word="false" fo:orphans="2" fo:widows="2" style:writing-mode="lr-tb"/>
      <style:text-properties style:use-window-font-color="true" style:font-name="DejaVu Serif" fo:font-size="10pt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name-complex="OpenSymbol1"/>
    </style:style>
    <style:style style:name="ListLabel_20_2" style:display-name="ListLabel 2" style:family="text">
      <style:text-properties style:font-name-complex="Courier New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 <text:s text:c="8"/>Módulo II.Uso de los servicios del SO Linux mediante la API </text:p>
        <text:p text:style-name="MP2"/>
      </style:header>
      <style:footer>
        <text:p text:style-name="MP3"><text:span text:style-name="MT1">Módulo 2 - Sesión 6. Construcción de un spool de impresión</text:span><text:tab/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meta:creation-date>2011-10-05T09:46:35</meta:creation-date>
    <dc:date>2015-12-14T23:23:33</dc:date>
    <meta:print-date>2011-10-06T10:39:21</meta:print-date>
    <meta:editing-cycles>190</meta:editing-cycles>
    <meta:editing-duration>PT22H33M39S</meta:editing-duration>
    <meta:document-statistic meta:table-count="9" meta:image-count="1" meta:object-count="0" meta:page-count="9" meta:paragraph-count="220" meta:word-count="867" meta:character-count="8204"/>
    <dc:creator>jesus garcia</dc:creator>
    <meta:user-defined meta:name="Información 1"/>
    <meta:user-defined meta:name="Información 2"/>
    <meta:user-defined meta:name="Información 3"/>
    <meta:user-defined meta:name="Información 4"/>
  </office:meta>
</office:document-meta>
</file>